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Normal">
      <style:text-properties officeooo:paragraph-rsid="0005669a"/>
    </style:style>
    <style:style style:name="P2" style:family="paragraph" style:parent-style-name="Normal">
      <style:text-properties officeooo:rsid="0005669a" officeooo:paragraph-rsid="0005669a"/>
    </style:style>
    <style:style style:name="P3" style:family="paragraph" style:parent-style-name="List_20_Paragraph" style:list-style-name="L1">
      <style:text-properties officeooo:rsid="000a2fec" officeooo:paragraph-rsid="000a2fec"/>
    </style:style>
    <style:style style:name="P4" style:family="paragraph" style:parent-style-name="List_20_Paragraph" style:list-style-name="L1">
      <style:text-properties officeooo:rsid="000a2fec" officeooo:paragraph-rsid="000aa693"/>
    </style:style>
    <style:style style:name="P5" style:family="paragraph" style:parent-style-name="List_20_Paragraph" style:list-style-name="L1">
      <style:text-properties officeooo:rsid="000aa693" officeooo:paragraph-rsid="000aa693"/>
    </style:style>
    <style:style style:name="P6" style:family="paragraph" style:parent-style-name="List_20_Paragraph" style:list-style-name="L1">
      <style:paragraph-properties fo:margin-left="0in" fo:margin-right="0in" fo:text-indent="0in" style:auto-text-indent="false"/>
      <style:text-properties fo:font-style="italic" officeooo:rsid="0008974b" officeooo:paragraph-rsid="0008974b" style:font-style-asian="italic" style:font-style-complex="italic"/>
    </style:style>
    <style:style style:name="T1" style:family="text">
      <style:text-properties style:language-asian="en" style:country-asian="GB"/>
    </style:style>
    <style:style style:name="T2" style:family="text">
      <style:text-properties officeooo:rsid="000aa693"/>
    </style:style>
    <style:style style:name="T3" style:family="text">
      <style:text-properties officeooo:rsid="0005669a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left" style:horizontal-rel="page-content" fo:background-color="transparent" draw:fill="none" draw:fill-color="#ffffff" draw:opacity="100%" fo:padding-left="0.1in" fo:padding-right="0.1in" fo:padding-top="0.05in" fo:padding-bottom="0.05in" fo:border="0.74pt solid #000000" style:writing-mode="lr-tb" draw:textarea-vertical-align="top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nut Squad</text:p>
      <text:p text:style-name="P1"/>
      <text:p text:style-name="P1">User Stories</text:p>
      <text:p text:style-name="P1"><draw:frame draw:style-name="fr1" draw:name="Text Box 2" text:anchor-type="paragraph" svg:y="0.0118in" svg:width="5.8437in" style:rel-width="scale" svg:height="6.5909in" style:rel-height="scale" draw:z-index="0"><draw:text-box><text:list xml:id="list2981661336508906825" text:style-name="L1"><text:list-header><text:p text:style-name="P6">(In order of priority)</text:p></text:list-header><text:list-item><text:p text:style-name="P3">A Host wants to be able to create an event and link a location to it so a user can know where to go.</text:p></text:list-item><text:list-item><text:p text:style-name="P3">A Host wants the event to be linked to an interest group so people who are more likely to come become aware of it.</text:p></text:list-item><text:list-item><text:p text:style-name="P4">A User wants to be able to <text:span text:style-name="T2">look at events within an interest group.</text:span></text:p></text:list-item><text:list-item><text:p text:style-name="P4">A Host wants to be able to attach a photo to the event to let users know what they’re in for (muuurrrrrderrrrrr).</text:p></text:list-item><text:list-item><text:p text:style-name="P5">A User wants to be able to see a map showing the location so they can get to the location easier</text:p></text:list-item><text:list-item><text:p text:style-name="P3">A user wants to be able to join/save an event.</text:p></text:list-item><text:list-item><text:p text:style-name="P4">A Host wants to know how many users are coming to their event.</text:p></text:list-item><text:list-item><text:p text:style-name="P5">A user wants to be able to join an interest group (save it)</text:p></text:list-item><text:list-item><text:p text:style-name="P3">A user wants to be able to create posts within the interest groups to incite discussion among other like minded users.</text:p></text:list-item><text:list-item><text:p text:style-name="P3">A user wants to be able to comment on a post so they can take part in a discussion.</text:p></text:list-item><text:list-item><text:p text:style-name="P3">A user wants to be able to give feedback to a host about their event.</text:p></text:list-item><text:list-item><text:p text:style-name="P3">A host wants to be able to see any feedback given to them from users.</text:p></text:list-item></text:list></draw:text-box></draw:frame><text:span text:style-name="Default_20_Paragraph_20_Font"><text:span text:style-name="T1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6:44:37.248062000</meta:creation-date>
    <dc:date>2017-03-03T16:45:01.149161000</dc:date>
    <meta:editing-duration>PT24S</meta:editing-duration>
    <meta:editing-cycles>1</meta:editing-cycles>
    <meta:document-statistic meta:table-count="0" meta:image-count="0" meta:object-count="0" meta:page-count="1" meta:paragraph-count="15" meta:word-count="232" meta:character-count="1054" meta:non-whitespace-character-count="850"/>
    <meta:generator>LibreOffice/5.1.2.2$MacOSX_X86_64 LibreOffice_project/d3bf12ecb743fc0d20e0be0c58ca359301eb705f</meta:generator>
  </office:meta>
</office:document-meta>
</file>